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aramond" svg:font-family="Garamond" style:font-family-generic="roman" style:font-pitch="variable" svg:panose-1="2 2 4 4 3 3 1 1 8 3"/>
    <style:font-face style:name="Noto Sans" svg:font-family="Noto Sans" style:font-family-generic="swiss"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font-name="Garamond"/>
    </style:style>
    <style:style style:name="P2" style:parent-style-name="Normal" style:family="paragraph">
      <style:text-properties style:font-name="Garamond"/>
    </style:style>
    <style:style style:name="P3" style:parent-style-name="Normal" style:family="paragraph">
      <style:text-properties style:font-name="Garamond"/>
    </style:style>
    <style:style style:name="P4" style:parent-style-name="Normal" style:family="paragraph">
      <style:text-properties style:font-name="Garamond"/>
    </style:style>
    <style:style style:name="P5" style:parent-style-name="Normal" style:family="paragraph">
      <style:paragraph-properties fo:text-align="center"/>
      <style:text-properties style:font-name="Garamond" fo:font-size="14pt" style:font-size-asian="14pt" style:font-size-complex="14pt"/>
    </style:style>
    <style:style style:name="P6" style:parent-style-name="Normal" style:family="paragraph">
      <style:text-properties style:font-name="Garamond"/>
    </style:style>
    <style:style style:name="P7" style:parent-style-name="Normal" style:family="paragraph">
      <style:text-properties style:font-name="Garamond"/>
    </style:style>
    <style:style style:name="P8" style:parent-style-name="Normal" style:family="paragraph">
      <style:text-properties style:font-name="Garamond"/>
    </style:style>
    <style:style style:name="P9" style:parent-style-name="Normal" style:family="paragraph">
      <style:text-properties style:font-name="Garamond" fo:font-weight="bold" style:font-weight-asian="bold" style:font-weight-complex="bold" fo:font-size="12pt" style:font-size-asian="12pt" style:font-size-complex="12pt"/>
    </style:style>
    <style:style style:name="P10" style:parent-style-name="Normal" style:family="paragraph">
      <style:text-properties style:font-name="Garamond"/>
    </style:style>
    <style:style style:name="P11" style:parent-style-name="Normal" style:family="paragraph">
      <style:text-properties style:font-name="Garamond" fo:font-weight="bold" style:font-weight-asian="bold" style:font-weight-complex="bold" fo:font-size="12pt" style:font-size-asian="12pt" style:font-size-complex="12pt"/>
    </style:style>
    <style:style style:name="P12" style:parent-style-name="Normal" style:family="paragraph">
      <style:text-properties style:font-name="Garamond"/>
    </style:style>
    <style:style style:name="P13" style:parent-style-name="Normal" style:family="paragraph">
      <style:text-properties style:font-name="Garamond"/>
    </style:style>
    <style:style style:name="P14" style:parent-style-name="Normal" style:family="paragraph">
      <style:text-properties style:font-name="Garamond" fo:font-weight="bold" style:font-weight-asian="bold" style:font-weight-complex="bold" fo:font-size="12pt" style:font-size-asian="12pt" style:font-size-complex="12pt"/>
    </style:style>
    <style:style style:name="P15" style:parent-style-name="Normal" style:family="paragraph">
      <style:text-properties style:font-name="Garamond" fo:font-size="12pt" style:font-size-asian="12pt" style:font-size-complex="12pt"/>
    </style:style>
    <style:style style:name="P16" style:parent-style-name="Normal" style:family="paragraph">
      <style:text-properties style:font-name="Garamond" fo:font-size="12pt" style:font-size-asian="12pt" style:font-size-complex="12pt"/>
    </style:style>
    <style:style style:name="P17" style:parent-style-name="Normal" style:family="paragraph">
      <style:text-properties style:font-name="Garamond" fo:font-size="12pt" style:font-size-asian="12pt" style:font-size-complex="12pt"/>
    </style:style>
    <style:style style:name="P18" style:parent-style-name="Normal" style:family="paragraph">
      <style:text-properties style:font-name="Garamond" fo:font-size="12pt" style:font-size-asian="12pt" style:font-size-complex="12pt"/>
    </style:style>
    <style:style style:name="P19" style:parent-style-name="Normal" style:family="paragraph">
      <style:paragraph-properties fo:break-before="page"/>
      <style:text-properties style:font-name="Garamond"/>
    </style:style>
    <style:style style:name="P20" style:parent-style-name="Normal" style:family="paragraph">
      <style:text-properties style:font-name="Garamond" fo:font-weight="bold" style:font-weight-asian="bold" style:font-weight-complex="bold" fo:font-size="12pt" style:font-size-asian="12pt" style:font-size-complex="12pt"/>
    </style:style>
    <style:style style:name="T21" style:parent-style-name="DefaultParagraphFont" style:family="text">
      <style:text-properties style:font-name="Garamond" fo:background-color="#FFFFFF"/>
    </style:style>
    <style:style style:name="T22" style:parent-style-name="DefaultParagraphFont" style:family="text">
      <style:text-properties style:font-name="Garamond" fo:font-style="italic" style:font-style-asian="italic" style:font-style-complex="italic" fo:background-color="#FFFFFF"/>
    </style:style>
    <style:style style:name="T23" style:parent-style-name="DefaultParagraphFont" style:family="text">
      <style:text-properties style:font-name="Times New Roman" fo:font-style="italic" style:font-style-asian="italic" style:font-style-complex="italic" fo:background-color="#FFFFFF"/>
    </style:style>
    <style:style style:name="T24" style:parent-style-name="DefaultParagraphFont" style:family="text">
      <style:text-properties style:font-name="Garamond" fo:font-style="italic" style:font-style-asian="italic" style:font-style-complex="italic" fo:background-color="#FFFFFF"/>
    </style:style>
    <style:style style:name="T25" style:parent-style-name="DefaultParagraphFont" style:family="text">
      <style:text-properties style:font-name="Garamond" fo:background-color="#FFFFFF"/>
    </style:style>
    <style:style style:name="T26" style:parent-style-name="Hyperlink" style:family="text">
      <style:text-properties style:font-name="Garamond" style:use-window-font-color="true"/>
    </style:style>
    <style:style style:name="T27" style:parent-style-name="DefaultParagraphFont" style:family="text">
      <style:text-properties style:font-name="Garamond" fo:background-color="#FFFFFF"/>
    </style:style>
    <style:style style:name="T28" style:parent-style-name="DefaultParagraphFont" style:family="text">
      <style:text-properties style:font-name="Garamond" fo:font-style="italic" style:font-style-asian="italic" style:font-style-complex="italic" fo:background-color="#FFFFFF"/>
    </style:style>
    <style:style style:name="T29" style:parent-style-name="DefaultParagraphFont" style:family="text">
      <style:text-properties style:font-name="Garamond" fo:background-color="#FFFFFF"/>
    </style:style>
    <style:style style:name="T30" style:parent-style-name="Hyperlink" style:family="text">
      <style:text-properties style:font-name="Garamond" style:use-window-font-color="true" fo:background-color="#FFFFFF"/>
    </style:style>
    <style:style style:name="T31" style:parent-style-name="DefaultParagraphFont" style:family="text">
      <style:text-properties style:font-name="Garamond" fo:background-color="#FFFFFF"/>
    </style:style>
    <style:style style:name="T32" style:parent-style-name="DefaultParagraphFont" style:family="text">
      <style:text-properties style:font-name="Garamond" style:font-name-complex="Noto Sans" fo:background-color="#CAE7FF"/>
    </style:style>
    <style:style style:name="T33" style:parent-style-name="DefaultParagraphFont" style:family="text">
      <style:text-properties style:font-name="Garamond" style:font-name-complex="Noto Sans" fo:font-style="italic" style:font-style-asian="italic" style:font-style-complex="italic" fo:background-color="#CAE7FF"/>
    </style:style>
    <style:style style:name="T34" style:parent-style-name="DefaultParagraphFont" style:family="text">
      <style:text-properties style:font-name="Garamond" style:font-name-complex="Noto Sans" fo:background-color="#CAE7FF"/>
    </style:style>
    <style:style style:name="T35" style:parent-style-name="DefaultParagraphFont" style:family="text">
      <style:text-properties style:font-name="Garamond" style:font-name-complex="Noto Sans" fo:background-color="#CAE7FF"/>
    </style:style>
    <style:style style:name="T36" style:parent-style-name="DefaultParagraphFont" style:family="text">
      <style:text-properties style:font-name="Garamond" style:font-name-complex="Noto Sans" fo:font-style="italic" style:font-style-asian="italic" style:font-style-complex="italic" fo:background-color="#CAE7FF"/>
    </style:style>
    <style:style style:name="T37" style:parent-style-name="DefaultParagraphFont" style:family="text">
      <style:text-properties style:font-name="Garamond" style:font-name-complex="Noto Sans" fo:background-color="#CAE7FF"/>
    </style:style>
    <style:style style:name="T38" style:parent-style-name="DefaultParagraphFont" style:family="text">
      <style:text-properties style:font-name="Garamond" style:font-name-complex="Arial" fo:background-color="#FFFFFF"/>
    </style:style>
    <style:style style:name="T39" style:parent-style-name="DefaultParagraphFont" style:family="text">
      <style:text-properties style:font-name="Garamond" style:font-name-complex="Arial" fo:font-style="italic" style:font-style-asian="italic" style:font-style-complex="italic" fo:background-color="#FFFFFF"/>
    </style:style>
    <style:style style:name="T40" style:parent-style-name="DefaultParagraphFont" style:family="text">
      <style:text-properties style:font-name="Garamond" style:font-name-complex="Arial" fo:background-color="#FFFFFF"/>
    </style:style>
    <style:style style:name="T41" style:parent-style-name="DefaultParagraphFont" style:family="text">
      <style:text-properties style:font-name="Garamond" style:font-name-complex="Arial" fo:font-style="italic" style:font-style-asian="italic" style:font-style-complex="italic" fo:background-color="#FFFFFF"/>
    </style:style>
    <style:style style:name="T42" style:parent-style-name="DefaultParagraphFont" style:family="text">
      <style:text-properties style:font-name="Garamond" style:font-name-complex="Arial" fo:background-color="#FFFFFF"/>
    </style:style>
    <style:style style:name="T43" style:parent-style-name="DefaultParagraphFont" style:family="text">
      <style:text-properties style:font-name="Garamond" fo:background-color="#FFFFFF"/>
    </style:style>
    <style:style style:name="T44" style:parent-style-name="DefaultParagraphFont" style:family="text">
      <style:text-properties style:font-name="Garamond" fo:font-style="italic" style:font-style-asian="italic" style:font-style-complex="italic" fo:background-color="#FFFFFF"/>
    </style:style>
    <style:style style:name="T45" style:parent-style-name="DefaultParagraphFont" style:family="text">
      <style:text-properties style:font-name="Times New Roman" fo:font-style="italic" style:font-style-asian="italic" style:font-style-complex="italic" fo:background-color="#FFFFFF"/>
    </style:style>
    <style:style style:name="T46" style:parent-style-name="DefaultParagraphFont" style:family="text">
      <style:text-properties style:font-name="Garamond" fo:font-style="italic" style:font-style-asian="italic" style:font-style-complex="italic" fo:background-color="#FFFFFF"/>
    </style:style>
    <style:style style:name="T47" style:parent-style-name="DefaultParagraphFont" style:family="text">
      <style:text-properties style:font-name="Garamond" fo:background-color="#FFFFFF"/>
    </style:style>
    <style:style style:name="T48" style:parent-style-name="DefaultParagraphFont" style:family="text">
      <style:text-properties style:font-name="Garamond"/>
    </style:style>
    <style:style style:name="T49" style:parent-style-name="Hyperlink" style:family="text">
      <style:text-properties style:font-name="Garamond" style:use-window-font-color="true"/>
    </style:style>
    <style:style style:name="T50" style:parent-style-name="DefaultParagraphFont" style:family="text">
      <style:text-properties style:font-name="Garamond"/>
    </style:style>
    <style:style style:name="P51" style:parent-style-name="Normal" style:family="paragraph">
      <style:text-properties style:font-name="Garamond"/>
    </style:style>
  </office:automatic-styles>
  <office:body>
    <office:text text:use-soft-page-breaks="true">
      <text:p text:style-name="P1">Post-Conflict Region – Sierra Leone</text:p>
      <text:p text:style-name="P2">Human need: Self-determination (Autonomy), freedom and Justice</text:p>
      <text:p text:style-name="P3">Focus: Transitional Justice and Peacebuilding</text:p>
      <text:p text:style-name="P4"/>
      <text:p text:style-name="P5">Building Peace and Transitional<text:s/>Justice in Post-Conflict Communities: Strategies from<text:s/>Sierra Leone</text:p>
      <text:p text:style-name="P6"/>
      <text:p text:style-name="P7">Survival is commonly understood as resistance, especially against the havoc of civil war. After a prolonged one-party autocracy resulted in stark economic disparities and political instability, and consequently a decade-long civil war in Sierra Leone (1991-2002), the country displaced about 2.6 million people internally and across the borders, in addition to approximately 70,000 murders. After the war ended in 2002, the country was left with remnants of its widespread atrocities—devastated economy, wrecked<text:s/>infrastructure, distrust of the state, and a diverse array of living memories of war encompassing amputees, previously recruited child combatants, sexually enslaved people, and rape victims.</text:p>
      <text:p text:style-name="P8">In a society that experiences the devastation of a destructive civil war, the concerns range from stability, security, social healing, economic recovery, political restoration, autonomy, freedom, identity, and connection. All these requisites have in common is the attempt to reinstate or rebuild some normality of life, a desire for peace. Sierra Leone has been evoked as a forerunner in Transitional Justice and peacebuilding efforts across the globe in the discourses of post-conflict building. This essay neither evaluates the state's presumed success nor discusses the contention on the subject but brings possible insights from Sierra Leone's efforts to transitional justice and peace. In rebuilding in the aftermath of conflict, transitional justice is understood as a set of measures and practices to readdress the injustices and human rights violations during wartime. Along with peacebuilding, it complements the long-term well-being of societies emerging from violence; thus, ideals of reconciliation, stability,<text:s/>justice, and the rule of law are central to it.<text:s/></text:p>
      <text:p text:style-name="P9">Regional Instruments of Transitional Justice and Peacebuilding</text:p>
      <text:p text:style-name="P10">At the national level, the legal structures of the Special Court for Sierra Leone (SCSL), set up in 2002, and the Truth and Reconciliation Commission (TRC) arose out of the Lome Agreement (1999) serve both retributive and restorative justice, respectively. At this point, the core concern was ‘Disarmament, Demobilisation, and Reintegration of Ex-Combatants (DDR)’ to curtail the risks of possible future aggressions. Post-conflict peacebuilding substantially relied on the surrendering of weapons and ammunition<text:s/>by former combatants, as in the Sierra Leone case, where over 75000 people partook and received small monetary incentives. SCSL prosecuted and indicted people who committed severe human rights violations, including leaders of various factions in Sierra Leone, shaping the public perception of how justice is delivered and the admissibility of accountability of proceedings. When the International Criminal Tribunal facilitated SCSL, the TRC used internal community structures rooted in democratisation. Mainly focusing on ex-combatant reintegration and gender-based violence, the TRC emphasis was to raise awareness and reparation. In its spirit, the TRC is oriented towards nation-building through people’s participation- whether victim, witness or offender. For child ex-combatants, they proposed institutional reforms, vocational training and community services. The TRC widely promoted opportunities and arenas for educational assistance, skill development, vocational training, micro-loans, housing, medical treatment,<text:s/>agricultural aid and community development for citizens. About nine thousand testimonies from previous combatants, mostly non-adults, rendered an outlet to repeal their wrongdoings and seek forgiveness.<text:s/></text:p>
      <text:p text:style-name="P11">Community based restorative justice (CBRJ)</text:p>
      <text:soft-page-break/>
      <text:p text:style-name="P12">Sierra Leone tells the story of both prescribed institutional mechanisms for justice and community peacemaking initiatives. Community-based restorative justice (CBRJ) was introduced to bridge the gap in the SCSL-TRC implementation, bringing traditional practices and local language into the ongoing justice restoration and reconciliation process. Traditional reintegration -is primarily aimed at the reinitiation of both prior combatants and victims of sexual abuse into the community. It was latent to restitution for the former and reclamation of status and dignity to the latter. CRBJ cooperated closely with local NGOs such as the Sierra Leone Red Cross, International Rescue Committee and TRC working group, actively following local customs of cleansing ceremonies, truth-telling, fumigation, symbolic performances and reintegration rituals.</text:p>
      <text:p text:style-name="P13">Additionally, the Fambul Tok (‘Family Talk’) programme, containing a Mini-Commission with local participation, is a platform for victim-offender dialogues in community reconciliation. The public act of ‘truth-telling’- acknowledging and proclaiming truth, the experienced reality- can be conceptualised as a performance in front of audiences/ witnesses, and these public hearings and conversations intended to ensure emotional support and acceptance to start life anew found to have some perks, even though they<text:s/>are not generalisable.<text:s/></text:p>
      <text:p text:style-name="P14">Day-to-Day Peacebuilding and Restoration of Justice</text:p>
      <text:p text:style-name="P15">Vital to the post-conflict reconstruction of lives is the 'normality', the reproduction and navigation of the social world through everyday experiences within the prevalent realities. Sierra Leone confirms the day-to-day making of transitional justice and peacebuilding through individual agency and local practices embedded in local contexts and perspectives and attentive to immediate social and economic needs. According to Laura S. Matin (2016), these continual mechanisms of transitional justice are often overlooked and operate through economic restoration, agricultural assistance, and religious engagement.<text:s/></text:p>
      <text:p text:style-name="P16">Insurgency and violence from within the familiar circle had already eroded the interpersonal relations in the country, social ties and family links, and mass uprootedness contributed to extreme distrust of the state and among citizens. Combined physical restoration efforts through support and cooperation recreated this social connection locally. Remittance from relatives, gifts, loans, and monetary assistance from local leaders and authorities ensured an active engagement in the region's economic activities, sustained in subsistence activities like farming through shared resources and support. The regional economic pursuits provide for multiple needs of people—income, social interaction, belongingness, and the coping mechanism against the past. The material restructuring and improvements (roads, houses, farms, etc.) built from collective efforts nurtured a sense of progress or achievement among individuals. Collectives (for example, agricultural associations like Osusus and cooperative farming activities) simultaneously acted as social and economic support mechanisms and social circles of connection and belongingness. The exchange of resources and emotions is thus imperative to creating social networks for a smooth transition.<text:s/></text:p>
      <text:p text:style-name="P17">Religion served as a mechanism for social integration and emotional comfort in the post-conflict distress to a social fabric in which the Muslim and Christian religious practices are intrinsic to life and interactions in<text:s/>Sierra Leone. Forgiveness is widely held as a principle against revenge, suffering and discontent, allowing people to find solace in faith. Religion was central to Sierra Leonian peacebuilding, instilling a spiritual awakening regarding hope, love, acceptance, and healing. The experience of war, interpreted with providence and prayer as a means to channel out anxieties, facilitated the reconciliation further.<text:s/></text:p>
      <text:p text:style-name="P18">Sierra Leone embodies institutional practices and daily construction of transitional justice and peacebuilding. Like the legal and governmental instruments, the response to survival needs and<text:s/><text:soft-page-break/>social harmony can also serve as efficient mechanisms. The informal strategies became more efficient considering their ability to cater for the more pressing needs in the immediate after-war, and they constantly reinforced individual agency in shaping their own life and expectations. These experiences remind us that transitional justice and peacebuilding should be context-specific. In its search for peace and justice, the country embraced conventional practices and understandings, legitimised legal instruments, discouraged potential crimes, supported community participation, and reaffirmed survivors' voices.</text:p>
      <text:p text:style-name="P19"/>
      <text:p text:style-name="P20">Bibliography</text:p>
      <text:p text:style-name="Normal"><text:span text:style-name="T21">Ainley, K. et al. (eds.) (2015) </text:span><text:span text:style-name="T22">Evaluating transitional justice</text:span><text:span text:style-name="T23"> </text:span><text:span text:style-name="T24">: accountability and peacebuilding in post-conflict Sierra Leone</text:span><text:span text:style-name="T25">. [Online]. Houndmills, Basingstoke, Hampshire: Palgrave Macmillan.<text:s/></text:span><text:a xlink:href="https://eprints.lse.ac.uk/60770/1/__lse.ac.uk_storage_LIBRARY_Secondary_libfile_shared_repository_Content_Ainley%2C%20K_Evaluating%20success_Ainley_Evaluating%20success_2015.pdf" office:target-frame-name="_top" xlink:show="replace"><text:span text:style-name="T26">https://eprints.lse.ac.uk/60770/1/__lse.ac.uk_storage_LIBRARY_Secondary_libfile_shared_repository_Content_Ainley%2C%20K_Evaluating%20success_Ainley_Evaluating%20success_2015.pdf</text:span></text:a></text:p>
      <text:p text:style-name="Normal"><text:span text:style-name="T27">Martin, L. S. (2016) Practicing Normality: An Examination of Unrecognizable Transitional Justice Mechanisms in Post-Conflict Sierra Leone. </text:span><text:span text:style-name="T28">Journal of intervention and statebuilding</text:span><text:span text:style-name="T29">. [Online] 10 (3), 400–418.<text:s/></text:span><text:a xlink:href="https://www.tandfonline.com/doi/full/10.1080/17502977.2016.1199480" office:target-frame-name="_top" xlink:show="replace"><text:span text:style-name="T30">https://www.tandfonline.com/doi/full/10.1080/17502977.2016.1199480</text:span></text:a><text:span text:style-name="T31"><text:s/></text:span></text:p>
      <text:p text:style-name="Normal"><text:span text:style-name="T32">Martin, L. S. (2023) “Navigating Violence, Peace and Justice: Conflict and Post-Conflict Experiences in Sierra Leone,” in </text:span><text:span text:style-name="T33">Navigating Local Transitional Justice: Agency at Work in Post-Conflict Sierra Leone</text:span><text:span text:style-name="T34">. Cambridge: Cambridge University Press (African Studies), pp. 32–67. doi: 10.1017/9781009281058.002<text:s/></text:span></text:p>
      <text:p text:style-name="Normal"><text:span text:style-name="T35">Martin, L. S. (2023) “Unrecognized Mechanisms, Normality and Everyday Realities in Transition,” in </text:span><text:span text:style-name="T36">Navigating Local Transitional Justice: Agency at Work in Post-Conflict Sierra Leone</text:span><text:span text:style-name="T37">. Cambridge: Cambridge University Press (African Studies), pp. 134–157. doi: 10.1017/9781009281058.005</text:span></text:p>
      <text:p text:style-name="Normal"><text:span text:style-name="T38">Millar, G., 2011. Local evaluations of justice through truth telling in Sierra Leone: Postwar needs and transitional justice. </text:span><text:span text:style-name="T39">Human Rights Review</text:span><text:span text:style-name="T40">, </text:span><text:span text:style-name="T41">12</text:span><text:span text:style-name="T42">(4), pp.515-535.</text:span></text:p>
      <text:p text:style-name="Normal"><text:span text:style-name="T43">Park, A. S. J. (2010) Community-based restorative transitional justice in Sierra Leone. </text:span><text:span text:style-name="T44">Contemporary justice review</text:span><text:span text:style-name="T45"> </text:span><text:span text:style-name="T46">: CJR</text:span><text:span text:style-name="T47">. [Online] 13 (1), 95–119.</text:span><text:span text:style-name="T48"><text:s/></text:span><text:a xlink:href="https://www.tandfonline.com/doi/citedby/10.1080/10282580903343134?scroll=top&amp;needAccess=true" office:target-frame-name="_top" xlink:show="replace"><text:span text:style-name="T49">https://www.tandfonline.com/doi/citedby/10.1080/10282580903343134?scroll=top&amp;needAccess=true</text:span></text:a><text:span text:style-name="T50"><text:s/></text:span></text:p>
      <text:p text:style-name="P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aramond" svg:font-family="Garamond" style:font-family-generic="roman" style:font-pitch="variable" svg:panose-1="2 2 4 4 3 3 1 1 8 3"/>
    <style:font-face style:name="Noto Sans" svg:font-family="Noto Sans" style:font-family-generic="swiss"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RYA S THAMBAN</meta:initial-creator>
    <dc:creator>ARYA S THAMBAN</dc:creator>
    <meta:creation-date>2023-12-08T00:56:00Z</meta:creation-date>
    <dc:date>2023-12-08T12:32:00Z</dc:date>
    <meta:template xlink:href="Normal" xlink:type="simple"/>
    <meta:editing-cycles>4</meta:editing-cycles>
    <meta:editing-duration>PT21660S</meta:editing-duration>
    <meta:document-statistic meta:page-count="4" meta:paragraph-count="21" meta:word-count="1591" meta:character-count="10641" meta:row-count="75" meta:non-whitespace-character-count="9071"/>
  </office:meta>
</office:document-meta>
</file>